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dbcb" officeooo:paragraph-rsid="001cdbc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1960c" officeooo:paragraph-rsid="0021960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cc66" officeooo:paragraph-rsid="0023cc6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5fa54" officeooo:paragraph-rsid="0025fa5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b2825" officeooo:paragraph-rsid="002b282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17ea" officeooo:paragraph-rsid="003017ea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style:style style:name="T6" style:family="text">
      <style:text-properties officeooo:rsid="0030240a"/>
    </style:style>
    <style:style style:name="T7" style:family="text">
      <style:text-properties officeooo:rsid="0038ab56"/>
    </style:style>
    <style:style style:name="T8" style:family="text">
      <style:text-properties officeooo:rsid="00390efd"/>
    </style:style>
    <style:style style:name="T9" style:family="text">
      <style:text-properties officeooo:rsid="00396891"/>
    </style:style>
    <style:style style:name="T10" style:family="text">
      <style:text-properties officeooo:rsid="003a4f4c"/>
    </style:style>
    <style:style style:name="T11" style:family="text">
      <style:text-properties officeooo:rsid="003bae7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xml:id="list207621329" text:style-name="L1">
        <text:list-item>
          <text:p text:style-name="P2">chmod : untuk mengubah izin file</text:p>
        </text:list-item>
        <text:list-item>
          <text:p text:style-name="P3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2">-<text:span text:style-name="T1">rf (recursive force) : untuk menghapus folder dan semua isinya secara permanen termasuk file yang tidak bisa di hapus secara normal</text:span></text:p>
        </text:list-item>
        <text:list-item>
          <text:p text:style-name="P5">sudo rm -rm (nama program/aplikasi) : untuk menghapus folder beserta isinya secara permanen</text:p>
        </text:list-item>
        <text:list-item>
          <text:p text:style-name="P5">sudo rm -r (nama file) : untuk menghapus file </text:p>
        </text:list-item>
        <text:list-item>
          <text:p text:style-name="P6">(nama <text:span text:style-name="T2">program/aplikasi</text:span>) cancel : <text:span text:style-name="T2">membatalkan proses</text:span></text:p>
        </text:list-item>
        <text:list-item>
          <text:p text:style-name="P7">./install.sh : menginstall aplikasi / perangkat lunak </text:p>
        </text:list-item>
        <text:list-item>
          <text:p text:style-name="P8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8">sudo dpkg -i (nama file) : menginstall paket perangkat lunak dari file.deb di sistem linux</text:p>
        </text:list-item>
        <text:list-item>
          <text:p text:style-name="P9">sudo apt remove -r (nama aplikasi) : menghapus aplikasi dengan secara keseluruhan</text:p>
        </text:list-item>
        <text:list-item>
          <text:p text:style-name="P9">sudo apt remove (nama aplikasi) : menghapus aplikasi</text:p>
        </text:list-item>
        <text:list-item>
          <text:p text:style-name="P4">sudo shutdown -f : Mematikan laptop secara paksa</text:p>
        </text:list-item>
        <text:list-item>
          <text:p text:style-name="P4">sudo shutdown -h 60 (1ment) : <text:span text:style-name="T4">mematikan laptop dengan timer (waktu)</text:span></text:p>
        </text:list-item>
        <text:list-item>
          <text:p text:style-name="P4">sudo shutdown -h now : Mematikan laptop secara langsung sebagai super user</text:p>
        </text:list-item>
        <text:list-item>
          <text:p text:style-name="P4">shutdown -h now : Mematikan laptop secara langsung dan perlu konfirmasi</text:p>
        </text:list-item>
        <text:list-item>
          <text:p text:style-name="P4">halt : Mematikan laptop tanpa menampilkan konfirmasi</text:p>
        </text:list-item>
        <text:list-item>
          <text:p text:style-name="P4">poweroff : Mematikan semua proses yang berjalan sebelum mematikan laptop</text:p>
        </text:list-item>
        <text:list-item>
          <text:p text:style-name="P10">lsblk : untuk melihat daftar partisi</text:p>
        </text:list-item>
        <text:list-item>
          <text:p text:style-name="P10">./xampp-linux-x64-7.4.33-0-installer.run : menjalankan file installasi</text:p>
        </text:list-item>
        <text:list-item>
          <text:p text:style-name="P11">sudo apt check : untuk mengecek paket yang mengalami error / broken</text:p>
        </text:list-item>
        <text:list-item>
          <text:p text:style-name="P11">apt –fix broken install : untuk solusi mengatasi paket yang mengalami broken/error</text:p>
        </text:list-item>
        <text:list-item>
          <text:p text:style-name="P12">dpkg -l : untuk menampilkan daftar semua paket yang di install di sistem anda</text:p>
        </text:list-item>
        <text:list-item>
          <text:p text:style-name="P13">uname -a : untuk mengecek versi linux</text:p>
        </text:list-item>
        <text:list-item>
          <text:p text:style-name="P14">ps aux | grep synaptic : perintah untuk menghentikan proses synaptic yang sudah berjalan</text:p>
        </text:list-item>
        <text:list-item>
          <text:p text:style-name="P15">lsb_release -irc : untuk menampilkan informasi tentang sistem anda, termasuk kernelnya</text:p>
        </text:list-item>
        <text:list-item>
          <text:p text:style-name="P16">hostnamectl : untuk meng<text:span text:style-name="T6">etahui nama serta detail dari perangkat komputer kita</text:span></text:p>
        </text:list-item>
        <text:list-item>
          <text:p text:style-name="P16">sudo service apache2 status : <text:span text:style-name="T7">mengecek status </text:span><text:span text:style-name="T9">phpmyadmin</text:span><text:span text:style-name="T7"> </text:span></text:p>
        </text:list-item>
        <text:list-item>
          <text:p text:style-name="P16">sudo apt install apache2 -y : <text:span text:style-name="T8">menginstall phpmyadmin server</text:span></text:p>
        </text:list-item>
        <text:list-item>
          <text:p text:style-name="P16">sudo ufw app list : <text:span text:style-name="T10">untuk menampilkan aplikasi yang memiliki profil firewall di UFW.</text:span></text:p>
        </text:list-item>
        <text:list-item>
          <text:p text:style-name="P16">sudo ufw app info "Apache Full" / <text:span text:style-name="T11">(nama aplikasi)</text:span> : digunakan untuk menampilkan informasi tentang profil firewall "Apache Full" di UFW.</text:p>
          <text:p text:style-name="P4"/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4-01-04T10:58:53.108678323</dc:date>
    <meta:editing-duration>PT3H14M4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371" meta:character-count="2299" meta:non-whitespace-character-count="1988"/>
  </office:meta>
</office:document-meta>
</file>